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>
  <office:body>
    <office:text>
      <text:h text:style-name="Heading_20_1" text:outline-level="1">Test Report 2024</text:h>
      <text:p text:style-name="P1">Executive Summary: This report provides an overview of our testing infrastructure.</text:p>
      <text:p text:style-name="P1">Introduction: The OpenDocument format is widely used for office documents.</text:p>
      <text:p text:style-name="P1">Methodology: We tested various aspects of ODT parsing including metadata extraction.</text:p>
      <text:p text:style-name="P1">Results: The parser successfully extracted all text content and metadata fields.</text:p>
      <text:p text:style-name="P1">Conclusion: ODT support is now fully integrated into the docling_rs project.</text:p>
    </office:text>
  </office:body>
</office:document-content>
</file>

<file path=meta.xml><?xml version="1.0" encoding="utf-8"?>
<office:document-meta xmlns:office="urn:oasis:names:tc:opendocument:xmlns:office:1.0" xmlns:dc="http://purl.org/dc/elements/1.1/" xmlns:meta="urn:oasis:names:tc:opendocument:xmlns:meta:1.0">
  <office:meta>
    <dc:title>Test Report 2024</dc:title>
    <dc:creator>Jane Smith</dc:creator>
    <dc:subject>Test Document</dc:subject>
  </office:meta>
</office:document-meta>
</file>